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56af4" officeooo:paragraph-rsid="00056af4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775f8" officeooo:paragraph-rsid="000775f8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0775f8"/>
    </style:style>
    <style:style style:name="T1" style:family="text">
      <style:text-properties officeooo:rsid="00056a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6af4" style:font-weight-asian="bold" style:font-weight-complex="bold"/>
    </style:style>
    <style:style style:name="T4" style:family="text">
      <style:text-properties fo:font-weight="bold" officeooo:rsid="000775f8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56af4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ssignment </text:span><text:span text:style-name="T3">5</text:span>, CSC-370, <text:span text:style-name="T2">Daniel German</text:span></text:p>
      <text:p text:style-name="Standard"><text:span text:style-name="T5">Louis Kedziora,</text:span><text:span text:style-name="T7"> V00820695, </text:span><text:span text:style-name="T5">October </text:span><text:span text:style-name="T6">28</text:span><text:span text:style-name="T5">th, 2018</text:span></text:p>
      <text:p text:style-name="P4">#1</text:p>
      <text:p text:style-name="Standard">WITH series(id) AS</text:p>
      <text:p text:style-name="Standard"><text:s text:c="4"/>(SELECT id FROM productions WHERE attr='TV-series'),</text:p>
      <text:p text:style-name="Standard"><text:s text:c="2"/>rated(episodeof, season, id, rank, votes, epnumber) AS</text:p>
      <text:p text:style-name="Standard"><text:s text:c="4"/>(SELECT episodeof, season, ratings.id, rank, votes, epnumber</text:p>
      <text:p text:style-name="Standard"><text:s text:c="6"/>FROM ratings LEFT JOIN episodes ON ratings.id = episodes.id</text:p>
      <text:p text:style-name="Standard"><text:s text:c="6"/>WHERE episodeof IN (SELECT episodeof FROM ratings LEFT JOIN episodes ON ratings.id = episodes.id</text:p>
      <text:p text:style-name="Standard"><text:s text:c="6"/>GROUP BY episodeof HAVING max(season) &gt; 3))</text:p>
      <text:p text:style-name="Standard"><text:s text:c="2"/>SELECT episodeof, avg(rank) as arank, avg(votes) as avotes, count(epnumber) as cepisodes, max(season) as cseasons</text:p>
      <text:p text:style-name="Standard"><text:s text:c="4"/>FROM rated LEFT JOIN series ON rated.episodeof = series.id</text:p>
      <text:p text:style-name="Standard"><text:s text:c="4"/>GROUP BY episodeof HAVING avg(rank) &gt; 8.5 AND avg(votes) &gt;= 1000 ORDER BY arank DESC;</text:p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#2</text:p>
      <text:p text:style-name="Standard">WITH goodM(title, year, rank, votes) AS</text:p>
      <text:p text:style-name="Standard"><text:s text:c="2"/>(SELECT title, year, rank, votes FROM ratings NATURAL JOIN productions</text:p>
      <text:p text:style-name="Standard"><text:s text:c="4"/>WHERE attr is null AND votes &gt;= 50000)</text:p>
      <text:p text:style-name="Standard"><text:s text:c="2"/>SELECT title, year, rank, votes FROM goodM</text:p>
      <text:p text:style-name="Standard"><text:s text:c="4"/>WHERE rank IN (SELECT max(rank) as rank FROM goodM);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2"><text:span text:style-name="T2">#</text:span><text:span text:style-name="T4">3</text:span></text:p>
      <text:p text:style-name="Standard">WITH goodM(id, rank) AS</text:p>
      <text:p text:style-name="Standard"><text:s text:c="2"/>(SELECT ratings.id, rank FROM ratings NATURAL JOIN productions</text:p>
      <text:p text:style-name="Standard"><text:s text:c="4"/>WHERE attr is null AND votes &gt;= 50000 AND rank &gt;= 8)</text:p>
      <text:p text:style-name="Standard"><text:s text:c="2"/>SELECT pid, count(id) as num_movies, avg(rank) as avg_rank</text:p>
      <text:p text:style-name="Standard"><text:s text:c="4"/>FROM goodM NATURAL JOIN roles GROUP BY pid</text:p>
      <text:p text:style-name="Standard"><text:s text:c="4"/>HAVING count(id) &gt;= 10 ORDER BY avg(rank);</text:p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#4</text:p>
      <text:p text:style-name="P6">WITH goodM(id) AS</text:p>
      <text:p text:style-name="Standard"><text:s text:c="2"/>(SELECT id FROM ratings NATURAL JOIN productions</text:p>
      <text:p text:style-name="Standard"><text:s text:c="4"/>WHERE rank &gt;= 8 AND votes &gt;= 50000 AND attr IS NULL),</text:p>
      <text:p text:style-name="Standard"><text:s text:c="2"/>roles_goodM(pid, id, billing, character) AS</text:p>
      <text:p text:style-name="Standard"><text:s text:c="4"/>(SELECT pid, roles.id, billing, character FROM goodM NATURAL JOIN roles),</text:p>
      <text:p text:style-name="Standard"><text:s text:c="2"/>max_pid(pid, c_id) AS</text:p>
      <text:p text:style-name="Standard"><text:s text:c="2"/>(SELECT pid, count(id) AS c_id FROM roles_goodM GROUP BY pid)</text:p>
      <text:p text:style-name="Standard"><text:s text:c="2"/>SELECT pid, id, billing, character FROM roles_goodM WHERE pid IN</text:p>
      <text:p text:style-name="Standard"><text:s text:c="4"/>(SELECT pid FROM max_pid NATURAL JOIN roles_goodM WHERE c_id IN</text:p>
      <text:p text:style-name="Standard"><text:s text:c="6"/>(SELECT max(c_id) FROM max_pid)) ORDER BY pid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6:51:17.292891670</meta:creation-date>
    <dc:date>2018-10-28T16:59:42.455256332</dc:date>
    <meta:editing-duration>PT8M2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3" meta:paragraph-count="37" meta:word-count="270" meta:character-count="1830" meta:non-whitespace-character-count="1503"/>
  </office:meta>
</office:document-meta>
</file>